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6 年 9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4937" calcext:value-type="float">
            <text:p><text:s text:c="3"/>84,937</text:p>
          </table:table-cell>
          <table:table-cell table:style-name="ce25" office:value-type="float" office:value="2359" calcext:value-type="float">
            <text:p><text:s text:c="3"/>2,359</text:p>
          </table:table-cell>
          <table:table-cell table:style-name="ce25" office:value-type="float" office:value="7934" calcext:value-type="float">
            <text:p><text:s text:c="3"/>7,934</text:p>
          </table:table-cell>
          <table:table-cell table:style-name="ce25" office:value-type="float" office:value="7644" calcext:value-type="float">
            <text:p><text:s text:c="3"/>7,644</text:p>
          </table:table-cell>
          <table:table-cell table:style-name="ce25" office:value-type="float" office:value="2654" calcext:value-type="float">
            <text:p><text:s text:c="3"/>2,654</text:p>
          </table:table-cell>
          <table:table-cell table:style-name="ce25" office:value-type="float" office:value="2972" calcext:value-type="float">
            <text:p><text:s text:c="3"/>2,972</text:p>
          </table:table-cell>
          <table:table-cell table:style-name="ce25" office:value-type="float" office:value="1893" calcext:value-type="float">
            <text:p><text:s text:c="3"/>1,893</text:p>
          </table:table-cell>
          <table:table-cell table:style-name="ce25" office:value-type="float" office:value="2926" calcext:value-type="float">
            <text:p><text:s text:c="3"/>2,926</text:p>
          </table:table-cell>
          <table:table-cell table:style-name="ce25" office:value-type="float" office:value="8481" calcext:value-type="float">
            <text:p><text:s text:c="3"/>8,481</text:p>
          </table:table-cell>
          <table:table-cell table:style-name="ce25" office:value-type="float" office:value="422" calcext:value-type="float">
            <text:p><text:s text:c="3"/>422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3774" calcext:value-type="float">
            <text:p><text:s text:c="3"/>3,774</text:p>
          </table:table-cell>
          <table:table-cell table:style-name="ce25" office:value-type="float" office:value="42645" calcext:value-type="float">
            <text:p><text:s text:c="3"/>42,645</text:p>
          </table:table-cell>
          <table:table-cell table:style-name="ce25" office:value-type="float" office:value="1213" calcext:value-type="float">
            <text:p><text:s text:c="3"/>1,213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86115" calcext:value-type="float">
            <text:p><text:s text:c="3"/>86,115</text:p>
          </table:table-cell>
          <table:table-cell table:style-name="ce25" office:value-type="float" office:value="4687" calcext:value-type="float">
            <text:p><text:s text:c="3"/>4,687</text:p>
          </table:table-cell>
          <table:table-cell table:style-name="ce25" office:value-type="float" office:value="7790" calcext:value-type="float">
            <text:p><text:s text:c="3"/>7,790</text:p>
          </table:table-cell>
          <table:table-cell table:style-name="ce25" office:value-type="float" office:value="5121" calcext:value-type="float">
            <text:p><text:s text:c="3"/>5,121</text:p>
          </table:table-cell>
          <table:table-cell table:style-name="ce25" office:value-type="float" office:value="5332" calcext:value-type="float">
            <text:p><text:s text:c="3"/>5,332</text:p>
          </table:table-cell>
          <table:table-cell table:style-name="ce25" office:value-type="float" office:value="3745" calcext:value-type="float">
            <text:p><text:s text:c="3"/>3,745</text:p>
          </table:table-cell>
          <table:table-cell table:style-name="ce25" office:value-type="float" office:value="1880" calcext:value-type="float">
            <text:p><text:s text:c="3"/>1,880</text:p>
          </table:table-cell>
          <table:table-cell table:style-name="ce25" office:value-type="float" office:value="2575" calcext:value-type="float">
            <text:p><text:s text:c="3"/>2,575</text:p>
          </table:table-cell>
          <table:table-cell table:style-name="ce25" office:value-type="float" office:value="7305" calcext:value-type="float">
            <text:p><text:s text:c="3"/>7,305</text:p>
          </table:table-cell>
          <table:table-cell table:style-name="ce25" office:value-type="float" office:value="1178" calcext:value-type="float">
            <text:p><text:s text:c="3"/>1,178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74" calcext:value-type="float">
            <text:p><text:s text:c="3"/>3,774</text:p>
          </table:table-cell>
          <table:table-cell table:style-name="ce25" office:value-type="float" office:value="42645" calcext:value-type="float">
            <text:p><text:s text:c="3"/>42,645</text:p>
          </table:table-cell>
          <table:table-cell table:style-name="ce25" office:value-type="float" office:value="55" calcext:value-type="float">
            <text:p><text:s text:c="3"/>55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9" office:value-type="float" office:value="-1178" calcext:value-type="float">
            <text:p>－1,17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9318" calcext:value-type="float">
            <text:p><text:s text:c="3"/>39,318</text:p>
          </table:table-cell>
          <table:table-cell table:style-name="ce25" office:value-type="float" office:value="1094" calcext:value-type="float">
            <text:p><text:s text:c="3"/>1,094</text:p>
          </table:table-cell>
          <table:table-cell table:style-name="ce25" office:value-type="float" office:value="3729" calcext:value-type="float">
            <text:p><text:s text:c="3"/>3,729</text:p>
          </table:table-cell>
          <table:table-cell table:style-name="ce25" office:value-type="float" office:value="3648" calcext:value-type="float">
            <text:p><text:s text:c="3"/>3,648</text:p>
          </table:table-cell>
          <table:table-cell table:style-name="ce25" office:value-type="float" office:value="1282" calcext:value-type="float">
            <text:p><text:s text:c="3"/>1,282</text:p>
          </table:table-cell>
          <table:table-cell table:style-name="ce25" office:value-type="float" office:value="1387" calcext:value-type="float">
            <text:p><text:s text:c="3"/>1,387</text:p>
          </table:table-cell>
          <table:table-cell table:style-name="ce25" office:value-type="float" office:value="883" calcext:value-type="float">
            <text:p><text:s text:c="3"/>883</text:p>
          </table:table-cell>
          <table:table-cell table:style-name="ce25" office:value-type="float" office:value="1408" calcext:value-type="float">
            <text:p><text:s text:c="3"/>1,408</text:p>
          </table:table-cell>
          <table:table-cell table:style-name="ce25" office:value-type="float" office:value="4088" calcext:value-type="float">
            <text:p><text:s text:c="3"/>4,088</text:p>
          </table:table-cell>
          <table:table-cell table:style-name="ce25" office:value-type="float" office:value="229" calcext:value-type="float">
            <text:p><text:s text:c="3"/>229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762" calcext:value-type="float">
            <text:p><text:s text:c="3"/>1,762</text:p>
          </table:table-cell>
          <table:table-cell table:style-name="ce25" office:value-type="float" office:value="19471" calcext:value-type="float">
            <text:p><text:s text:c="3"/>19,471</text:p>
          </table:table-cell>
          <table:table-cell table:style-name="ce25" office:value-type="float" office:value="330" calcext:value-type="float">
            <text:p><text:s text:c="3"/>330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40092" calcext:value-type="float">
            <text:p><text:s text:c="3"/>40,092</text:p>
          </table:table-cell>
          <table:table-cell table:style-name="ce25" office:value-type="float" office:value="2172" calcext:value-type="float">
            <text:p><text:s text:c="3"/>2,172</text:p>
          </table:table-cell>
          <table:table-cell table:style-name="ce25" office:value-type="float" office:value="3666" calcext:value-type="float">
            <text:p><text:s text:c="3"/>3,666</text:p>
          </table:table-cell>
          <table:table-cell table:style-name="ce25" office:value-type="float" office:value="2389" calcext:value-type="float">
            <text:p><text:s text:c="3"/>2,389</text:p>
          </table:table-cell>
          <table:table-cell table:style-name="ce25" office:value-type="float" office:value="2542" calcext:value-type="float">
            <text:p><text:s text:c="3"/>2,542</text:p>
          </table:table-cell>
          <table:table-cell table:style-name="ce25" office:value-type="float" office:value="1725" calcext:value-type="float">
            <text:p><text:s text:c="3"/>1,725</text:p>
          </table:table-cell>
          <table:table-cell table:style-name="ce25" office:value-type="float" office:value="894" calcext:value-type="float">
            <text:p><text:s text:c="3"/>894</text:p>
          </table:table-cell>
          <table:table-cell table:style-name="ce25" office:value-type="float" office:value="1217" calcext:value-type="float">
            <text:p><text:s text:c="3"/>1,217</text:p>
          </table:table-cell>
          <table:table-cell table:style-name="ce25" office:value-type="float" office:value="3592" calcext:value-type="float">
            <text:p><text:s text:c="3"/>3,592</text:p>
          </table:table-cell>
          <table:table-cell table:style-name="ce25" office:value-type="float" office:value="629" calcext:value-type="float">
            <text:p><text:s text:c="3"/>629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62" calcext:value-type="float">
            <text:p><text:s text:c="3"/>1,762</text:p>
          </table:table-cell>
          <table:table-cell table:style-name="ce25" office:value-type="float" office:value="19471" calcext:value-type="float">
            <text:p><text:s text:c="3"/>19,471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-774" calcext:value-type="float">
            <text:p>－77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5619" calcext:value-type="float">
            <text:p><text:s text:c="3"/>45,619</text:p>
          </table:table-cell>
          <table:table-cell table:style-name="ce25" office:value-type="float" office:value="1265" calcext:value-type="float">
            <text:p><text:s text:c="3"/>1,265</text:p>
          </table:table-cell>
          <table:table-cell table:style-name="ce25" office:value-type="float" office:value="4205" calcext:value-type="float">
            <text:p><text:s text:c="3"/>4,205</text:p>
          </table:table-cell>
          <table:table-cell table:style-name="ce25" office:value-type="float" office:value="3996" calcext:value-type="float">
            <text:p><text:s text:c="3"/>3,996</text:p>
          </table:table-cell>
          <table:table-cell table:style-name="ce25" office:value-type="float" office:value="1372" calcext:value-type="float">
            <text:p><text:s text:c="3"/>1,372</text:p>
          </table:table-cell>
          <table:table-cell table:style-name="ce25" office:value-type="float" office:value="1585" calcext:value-type="float">
            <text:p><text:s text:c="3"/>1,585</text:p>
          </table:table-cell>
          <table:table-cell table:style-name="ce25" office:value-type="float" office:value="1010" calcext:value-type="float">
            <text:p><text:s text:c="3"/>1,010</text:p>
          </table:table-cell>
          <table:table-cell table:style-name="ce25" office:value-type="float" office:value="1518" calcext:value-type="float">
            <text:p><text:s text:c="3"/>1,518</text:p>
          </table:table-cell>
          <table:table-cell table:style-name="ce25" office:value-type="float" office:value="4393" calcext:value-type="float">
            <text:p><text:s text:c="3"/>4,393</text:p>
          </table:table-cell>
          <table:table-cell table:style-name="ce25" office:value-type="float" office:value="193" calcext:value-type="float">
            <text:p><text:s text:c="3"/>193</text:p>
          </table:table-cell>
          <table:table-cell table:style-name="ce28" office:value-type="float" office:value="2" calcext:value-type="float">
            <text:p>2</text:p>
          </table:table-cell>
          <table:table-cell table:style-name="ce25" office:value-type="float" office:value="2012" calcext:value-type="float">
            <text:p><text:s text:c="3"/>2,012</text:p>
          </table:table-cell>
          <table:table-cell table:style-name="ce25" office:value-type="float" office:value="23174" calcext:value-type="float">
            <text:p><text:s text:c="3"/>23,174</text:p>
          </table:table-cell>
          <table:table-cell table:style-name="ce25" office:value-type="float" office:value="883" calcext:value-type="float">
            <text:p><text:s text:c="3"/>883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46023" calcext:value-type="float">
            <text:p><text:s text:c="3"/>46,023</text:p>
          </table:table-cell>
          <table:table-cell table:style-name="ce25" office:value-type="float" office:value="2515" calcext:value-type="float">
            <text:p><text:s text:c="3"/>2,515</text:p>
          </table:table-cell>
          <table:table-cell table:style-name="ce25" office:value-type="float" office:value="4124" calcext:value-type="float">
            <text:p><text:s text:c="3"/>4,124</text:p>
          </table:table-cell>
          <table:table-cell table:style-name="ce25" office:value-type="float" office:value="2732" calcext:value-type="float">
            <text:p><text:s text:c="3"/>2,732</text:p>
          </table:table-cell>
          <table:table-cell table:style-name="ce25" office:value-type="float" office:value="2790" calcext:value-type="float">
            <text:p><text:s text:c="3"/>2,790</text:p>
          </table:table-cell>
          <table:table-cell table:style-name="ce25" office:value-type="float" office:value="2020" calcext:value-type="float">
            <text:p><text:s text:c="3"/>2,020</text:p>
          </table:table-cell>
          <table:table-cell table:style-name="ce25" office:value-type="float" office:value="986" calcext:value-type="float">
            <text:p><text:s text:c="3"/>986</text:p>
          </table:table-cell>
          <table:table-cell table:style-name="ce25" office:value-type="float" office:value="1358" calcext:value-type="float">
            <text:p><text:s text:c="3"/>1,358</text:p>
          </table:table-cell>
          <table:table-cell table:style-name="ce25" office:value-type="float" office:value="3713" calcext:value-type="float">
            <text:p><text:s text:c="3"/>3,713</text:p>
          </table:table-cell>
          <table:table-cell table:style-name="ce25" office:value-type="float" office:value="549" calcext:value-type="float">
            <text:p><text:s text:c="3"/>54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012" calcext:value-type="float">
            <text:p><text:s text:c="3"/>2,012</text:p>
          </table:table-cell>
          <table:table-cell table:style-name="ce25" office:value-type="float" office:value="23174" calcext:value-type="float">
            <text:p><text:s text:c="3"/>23,174</text:p>
          </table:table-cell>
          <table:table-cell table:style-name="ce25" office:value-type="float" office:value="30" calcext:value-type="float">
            <text:p><text:s text:c="3"/>30</text:p>
          </table:table-cell>
          <table:table-cell table:style-name="ce25" office:value-type="float" office:value="20" calcext:value-type="float">
            <text:p><text:s text:c="3"/>20</text:p>
          </table:table-cell>
          <table:table-cell table:style-name="ce44" office:value-type="float" office:value="-404" calcext:value-type="float">
            <text:p>－40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099" calcext:value-type="float">
            <text:p>14,099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51" calcext:value-type="float">
            <text:p>4,651</text:p>
          </table:table-cell>
          <table:table-cell table:style-name="ce26" office:value-type="float" office:value="774" calcext:value-type="float">
            <text:p>774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550" calcext:value-type="float">
            <text:p>1,550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31" calcext:value-type="float">
            <text:p>5,531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4559" calcext:value-type="float">
            <text:p>14,559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87" calcext:value-type="float">
            <text:p>2,987</text:p>
          </table:table-cell>
          <table:table-cell table:style-name="ce26" office:value-type="float" office:value="2031" calcext:value-type="float">
            <text:p>2,031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1783" calcext:value-type="float">
            <text:p>1,783</text:p>
          </table:table-cell>
          <table:table-cell table:style-name="ce26" office:value-type="float" office:value="248" calcext:value-type="float">
            <text:p>2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31" calcext:value-type="float">
            <text:p>5,53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460" calcext:value-type="float">
            <text:p><text:s/>－46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517" calcext:value-type="float">
            <text:p>6,517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91" calcext:value-type="float">
            <text:p>2,191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722" calcext:value-type="float">
            <text:p>722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14" calcext:value-type="float">
            <text:p>2,514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735" calcext:value-type="float">
            <text:p>6,735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912" calcext:value-type="float">
            <text:p>912</text:p>
          </table:table-cell>
          <table:table-cell table:style-name="ce27" office:value-type="float" office:value="172" calcext:value-type="float">
            <text:p>172</text:p>
          </table:table-cell>
          <table:table-cell table:number-columns-repeated="2" table:style-name="ce27" office:value-type="float" office:value="113" calcext:value-type="float">
            <text:p>113</text:p>
          </table:table-cell>
          <table:table-cell table:style-name="ce27" office:value-type="float" office:value="913" calcext:value-type="float">
            <text:p>913</text:p>
          </table:table-cell>
          <table:table-cell table:style-name="ce27" office:value-type="float" office:value="126" calcext:value-type="float">
            <text:p>1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14" calcext:value-type="float">
            <text:p>2,51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218" calcext:value-type="float">
            <text:p><text:s/>－21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582" calcext:value-type="float">
            <text:p>7,582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242" calcext:value-type="float">
            <text:p><text:s/>－24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607" calcext:value-type="float">
            <text:p>11,607</text:p>
          </table:table-cell>
          <table:table-cell table:style-name="ce26" office:value-type="float" office:value="734" calcext:value-type="float">
            <text:p>734</text:p>
          </table:table-cell>
          <table:table-cell table:style-name="ce26" office:value-type="float" office:value="2987" calcext:value-type="float">
            <text:p>2,9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38" calcext:value-type="float">
            <text:p>5,538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569" calcext:value-type="float">
            <text:p>14,569</text:p>
          </table:table-cell>
          <table:table-cell table:style-name="ce26" office:value-type="float" office:value="1379" calcext:value-type="float">
            <text:p>1,379</text:p>
          </table:table-cell>
          <table:table-cell table:style-name="ce26" office:value-type="float" office:value="4651" calcext:value-type="float">
            <text:p>4,6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49" calcext:value-type="float">
            <text:p>1,049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158" calcext:value-type="float">
            <text:p>1,158</text:p>
          </table:table-cell>
          <table:table-cell table:style-name="ce26" office:value-type="float" office:value="87" calcext:value-type="float">
            <text:p>8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38" calcext:value-type="float">
            <text:p>5,53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2962" calcext:value-type="float">
            <text:p><text:s/>－2,96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291" calcext:value-type="float">
            <text:p>5,291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16" calcext:value-type="float">
            <text:p>2,516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814" calcext:value-type="float">
            <text:p>6,814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2191" calcext:value-type="float">
            <text:p>2,1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16" calcext:value-type="float">
            <text:p>2,51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523" calcext:value-type="float">
            <text:p><text:s/>－1,52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316" calcext:value-type="float">
            <text:p>6,316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755" calcext:value-type="float">
            <text:p>7,755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1439" calcext:value-type="float">
            <text:p><text:s/>－1,43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794" calcext:value-type="float">
            <text:p>9,794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2031" calcext:value-type="float">
            <text:p>2,031</text:p>
          </table:table-cell>
          <table:table-cell table:style-name="ce26" office:value-type="float" office:value="1049" calcext:value-type="float">
            <text:p>1,0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518" calcext:value-type="float">
            <text:p>1,518</text:p>
          </table:table-cell>
          <table:table-cell table:style-name="ce26" office:value-type="float" office:value="96" calcext:value-type="float">
            <text:p>9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24" calcext:value-type="float">
            <text:p>4,124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189" calcext:value-type="float">
            <text:p>7,189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774" calcext:value-type="float">
            <text:p>774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882" calcext:value-type="float">
            <text:p>882</text:p>
          </table:table-cell>
          <table:table-cell table:style-name="ce26" office:value-type="float" office:value="165" calcext:value-type="float">
            <text:p>16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24" calcext:value-type="float">
            <text:p>4,12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2605" calcext:value-type="float">
            <text:p>2,60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574" calcext:value-type="float">
            <text:p>4,574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912" calcext:value-type="float">
            <text:p>912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04" calcext:value-type="float">
            <text:p>1,90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370" calcext:value-type="float">
            <text:p>3,370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81" calcext:value-type="float">
            <text:p>8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04" calcext:value-type="float">
            <text:p>1,90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204" calcext:value-type="float">
            <text:p>1,20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220" calcext:value-type="float">
            <text:p>5,220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20" calcext:value-type="float">
            <text:p>2,22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20" calcext:value-type="float">
            <text:p>2,2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1401" calcext:value-type="float">
            <text:p>1,40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721" calcext:value-type="float">
            <text:p>10,721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2315" calcext:value-type="float">
            <text:p>2,315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15" calcext:value-type="float">
            <text:p>6,615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15" calcext:value-type="float">
            <text:p>10,015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608" calcext:value-type="float">
            <text:p>1,608</text:p>
          </table:table-cell>
          <table:table-cell table:style-name="ce26" office:value-type="float" office:value="133" calcext:value-type="float">
            <text:p>1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15" calcext:value-type="float">
            <text:p>6,61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706" calcext:value-type="float">
            <text:p>70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59" calcext:value-type="float">
            <text:p>4,85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069" calcext:value-type="float">
            <text:p>1,069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97" calcext:value-type="float">
            <text:p>2,99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85" calcext:value-type="float">
            <text:p>4,585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742" calcext:value-type="float">
            <text:p>742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97" calcext:value-type="float">
            <text:p>2,99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74" calcext:value-type="float">
            <text:p>27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862" calcext:value-type="float">
            <text:p>5,86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432" calcext:value-type="float">
            <text:p>43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217" calcext:value-type="float">
            <text:p>6,217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46" calcext:value-type="float">
            <text:p>4,146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235" calcext:value-type="float">
            <text:p>6,235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46" calcext:value-type="float">
            <text:p>4,146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900" calcext:value-type="float">
            <text:p>2,900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27" calcext:value-type="float">
            <text:p>1,9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902" calcext:value-type="float">
            <text:p>2,90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27" calcext:value-type="float">
            <text:p>1,92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2" table:style-name="ce28" office:value-type="float" office:value="84" calcext:value-type="float">
            <text:p>8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199" calcext:value-type="float">
            <text:p>10,199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09" calcext:value-type="float">
            <text:p>7,309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0699" calcext:value-type="float">
            <text:p>10,699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18" calcext:value-type="float">
            <text:p>1,218</text:p>
          </table:table-cell>
          <table:table-cell table:style-name="ce26" office:value-type="float" office:value="173" calcext:value-type="float">
            <text:p>17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09" calcext:value-type="float">
            <text:p>7,30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500" calcext:value-type="float">
            <text:p><text:s/>－50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93" calcext:value-type="float">
            <text:p>4,693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86" calcext:value-type="float">
            <text:p>586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51" calcext:value-type="float">
            <text:p>3,35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975" calcext:value-type="float">
            <text:p>4,975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96" calcext:value-type="float">
            <text:p>9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51" calcext:value-type="float">
            <text:p>3,351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46" office:value-type="float" office:value="-282" calcext:value-type="float">
            <text:p><text:s/>－28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724" calcext:value-type="float">
            <text:p>5,724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218" calcext:value-type="float">
            <text:p><text:s/>－21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0852" calcext:value-type="float">
            <text:p><text:s text:c="3"/>20,852</text:p>
          </table:table-cell>
          <table:table-cell table:style-name="ce29" office:value-type="float" office:value="343" calcext:value-type="float">
            <text:p><text:s text:c="3"/>343</text:p>
          </table:table-cell>
          <table:table-cell table:style-name="ce29" office:value-type="float" office:value="1783" calcext:value-type="float">
            <text:p><text:s text:c="3"/>1,783</text:p>
          </table:table-cell>
          <table:table-cell table:style-name="ce29" office:value-type="float" office:value="1158" calcext:value-type="float">
            <text:p><text:s text:c="3"/>1,158</text:p>
          </table:table-cell>
          <table:table-cell table:style-name="ce29" office:value-type="float" office:value="882" calcext:value-type="float">
            <text:p><text:s text:c="3"/>882</text:p>
          </table:table-cell>
          <table:table-cell table:style-name="ce29" office:value-type="float" office:value="1608" calcext:value-type="float">
            <text:p><text:s text:c="3"/>1,608</text:p>
          </table:table-cell>
          <table:table-cell table:style-name="ce29" office:value-type="float" office:value="587" calcext:value-type="float">
            <text:p><text:s text:c="3"/>587</text:p>
          </table:table-cell>
          <table:table-cell table:style-name="ce29" office:value-type="float" office:value="1218" calcext:value-type="float">
            <text:p><text:s text:c="3"/>1,21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69" calcext:value-type="float">
            <text:p><text:s text:c="3"/>6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73" calcext:value-type="float">
            <text:p><text:s text:c="3"/>3,773</text:p>
          </table:table-cell>
          <table:table-cell table:style-name="ce29" office:value-type="float" office:value="9125" calcext:value-type="float">
            <text:p><text:s text:c="3"/>9,125</text:p>
          </table:table-cell>
          <table:table-cell table:style-name="ce29" office:value-type="float" office:value="302" calcext:value-type="float">
            <text:p><text:s text:c="3"/>302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22164" calcext:value-type="float">
            <text:p><text:s text:c="3"/>22,164</text:p>
          </table:table-cell>
          <table:table-cell table:style-name="ce29" office:value-type="float" office:value="767" calcext:value-type="float">
            <text:p><text:s text:c="3"/>767</text:p>
          </table:table-cell>
          <table:table-cell table:style-name="ce29" office:value-type="float" office:value="1550" calcext:value-type="float">
            <text:p><text:s text:c="3"/>1,550</text:p>
          </table:table-cell>
          <table:table-cell table:style-name="ce29" office:value-type="float" office:value="1020" calcext:value-type="float">
            <text:p><text:s text:c="3"/>1,020</text:p>
          </table:table-cell>
          <table:table-cell table:style-name="ce29" office:value-type="float" office:value="1518" calcext:value-type="float">
            <text:p><text:s text:c="3"/>1,518</text:p>
          </table:table-cell>
          <table:table-cell table:style-name="ce29" office:value-type="float" office:value="2315" calcext:value-type="float">
            <text:p><text:s text:c="3"/>2,315</text:p>
          </table:table-cell>
          <table:table-cell table:style-name="ce29" office:value-type="float" office:value="639" calcext:value-type="float">
            <text:p><text:s text:c="3"/>639</text:p>
          </table:table-cell>
          <table:table-cell table:style-name="ce29" office:value-type="float" office:value="1168" calcext:value-type="float">
            <text:p><text:s text:c="3"/>1,16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71" calcext:value-type="float">
            <text:p><text:s text:c="3"/>27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73" calcext:value-type="float">
            <text:p><text:s text:c="3"/>3,773</text:p>
          </table:table-cell>
          <table:table-cell table:style-name="ce29" office:value-type="float" office:value="9125" calcext:value-type="float">
            <text:p><text:s text:c="3"/>9,125</text:p>
          </table:table-cell>
          <table:table-cell table:style-name="ce29" office:value-type="float" office:value="10" calcext:value-type="float">
            <text:p><text:s text:c="3"/>10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-1312" calcext:value-type="float">
            <text:p><text:s/>－1,312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704" calcext:value-type="float">
            <text:p><text:s text:c="3"/>9,704</text:p>
          </table:table-cell>
          <table:table-cell table:style-name="ce30" office:value-type="float" office:value="167" calcext:value-type="float">
            <text:p><text:s text:c="3"/>167</text:p>
          </table:table-cell>
          <table:table-cell table:style-name="ce30" office:value-type="float" office:value="913" calcext:value-type="float">
            <text:p><text:s text:c="3"/>913</text:p>
          </table:table-cell>
          <table:table-cell table:style-name="ce30" office:value-type="float" office:value="587" calcext:value-type="float">
            <text:p><text:s text:c="3"/>587</text:p>
          </table:table-cell>
          <table:table-cell table:style-name="ce30" office:value-type="float" office:value="435" calcext:value-type="float">
            <text:p><text:s text:c="3"/>435</text:p>
          </table:table-cell>
          <table:table-cell table:style-name="ce30" office:value-type="float" office:value="742" calcext:value-type="float">
            <text:p><text:s text:c="3"/>742</text:p>
          </table:table-cell>
          <table:table-cell table:style-name="ce30" office:value-type="float" office:value="283" calcext:value-type="float">
            <text:p><text:s text:c="3"/>283</text:p>
          </table:table-cell>
          <table:table-cell table:style-name="ce30" office:value-type="float" office:value="595" calcext:value-type="float">
            <text:p><text:s text:c="3"/>59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37" calcext:value-type="float">
            <text:p><text:s text:c="3"/>3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62" calcext:value-type="float">
            <text:p><text:s text:c="3"/>1,762</text:p>
          </table:table-cell>
          <table:table-cell table:style-name="ce30" office:value-type="float" office:value="4116" calcext:value-type="float">
            <text:p><text:s text:c="3"/>4,116</text:p>
          </table:table-cell>
          <table:table-cell table:style-name="ce30" office:value-type="float" office:value="66" calcext:value-type="float">
            <text:p><text:s text:c="3"/>66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10333" calcext:value-type="float">
            <text:p><text:s text:c="3"/>10,333</text:p>
          </table:table-cell>
          <table:table-cell table:style-name="ce30" office:value-type="float" office:value="360" calcext:value-type="float">
            <text:p><text:s text:c="3"/>360</text:p>
          </table:table-cell>
          <table:table-cell table:style-name="ce30" office:value-type="float" office:value="722" calcext:value-type="float">
            <text:p><text:s text:c="3"/>722</text:p>
          </table:table-cell>
          <table:table-cell table:style-name="ce30" office:value-type="float" office:value="484" calcext:value-type="float">
            <text:p><text:s text:c="3"/>484</text:p>
          </table:table-cell>
          <table:table-cell table:style-name="ce30" office:value-type="float" office:value="782" calcext:value-type="float">
            <text:p><text:s text:c="3"/>782</text:p>
          </table:table-cell>
          <table:table-cell table:style-name="ce30" office:value-type="float" office:value="1069" calcext:value-type="float">
            <text:p><text:s text:c="3"/>1,069</text:p>
          </table:table-cell>
          <table:table-cell table:style-name="ce30" office:value-type="float" office:value="292" calcext:value-type="float">
            <text:p><text:s text:c="3"/>292</text:p>
          </table:table-cell>
          <table:table-cell table:style-name="ce30" office:value-type="float" office:value="586" calcext:value-type="float">
            <text:p><text:s text:c="3"/>58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3" calcext:value-type="float">
            <text:p><text:s text:c="3"/>15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62" calcext:value-type="float">
            <text:p><text:s text:c="3"/>1,762</text:p>
          </table:table-cell>
          <table:table-cell table:style-name="ce30" office:value-type="float" office:value="4116" calcext:value-type="float">
            <text:p><text:s text:c="3"/>4,116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629" calcext:value-type="float">
            <text:p><text:s/>－62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148" calcext:value-type="float">
            <text:p><text:s text:c="3"/>11,148</text:p>
          </table:table-cell>
          <table:table-cell table:style-name="ce31" office:value-type="float" office:value="176" calcext:value-type="float">
            <text:p><text:s text:c="3"/>176</text:p>
          </table:table-cell>
          <table:table-cell table:style-name="ce31" office:value-type="float" office:value="870" calcext:value-type="float">
            <text:p><text:s text:c="3"/>870</text:p>
          </table:table-cell>
          <table:table-cell table:style-name="ce31" office:value-type="float" office:value="571" calcext:value-type="float">
            <text:p><text:s text:c="3"/>571</text:p>
          </table:table-cell>
          <table:table-cell table:style-name="ce31" office:value-type="float" office:value="447" calcext:value-type="float">
            <text:p><text:s text:c="3"/>447</text:p>
          </table:table-cell>
          <table:table-cell table:style-name="ce31" office:value-type="float" office:value="866" calcext:value-type="float">
            <text:p><text:s text:c="3"/>866</text:p>
          </table:table-cell>
          <table:table-cell table:style-name="ce31" office:value-type="float" office:value="304" calcext:value-type="float">
            <text:p><text:s text:c="3"/>304</text:p>
          </table:table-cell>
          <table:table-cell table:style-name="ce31" office:value-type="float" office:value="623" calcext:value-type="float">
            <text:p><text:s text:c="3"/>62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11" calcext:value-type="float">
            <text:p><text:s text:c="3"/>2,011</text:p>
          </table:table-cell>
          <table:table-cell table:style-name="ce31" office:value-type="float" office:value="5009" calcext:value-type="float">
            <text:p><text:s text:c="3"/>5,009</text:p>
          </table:table-cell>
          <table:table-cell table:style-name="ce31" office:value-type="float" office:value="236" calcext:value-type="float">
            <text:p><text:s text:c="3"/>23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1831" calcext:value-type="float">
            <text:p><text:s text:c="3"/>11,831</text:p>
          </table:table-cell>
          <table:table-cell table:style-name="ce31" office:value-type="float" office:value="407" calcext:value-type="float">
            <text:p><text:s text:c="3"/>407</text:p>
          </table:table-cell>
          <table:table-cell table:style-name="ce31" office:value-type="float" office:value="828" calcext:value-type="float">
            <text:p><text:s text:c="3"/>828</text:p>
          </table:table-cell>
          <table:table-cell table:style-name="ce31" office:value-type="float" office:value="536" calcext:value-type="float">
            <text:p><text:s text:c="3"/>536</text:p>
          </table:table-cell>
          <table:table-cell table:style-name="ce31" office:value-type="float" office:value="736" calcext:value-type="float">
            <text:p><text:s text:c="3"/>736</text:p>
          </table:table-cell>
          <table:table-cell table:style-name="ce31" office:value-type="float" office:value="1246" calcext:value-type="float">
            <text:p><text:s text:c="3"/>1,246</text:p>
          </table:table-cell>
          <table:table-cell table:style-name="ce31" office:value-type="float" office:value="347" calcext:value-type="float">
            <text:p><text:s text:c="3"/>347</text:p>
          </table:table-cell>
          <table:table-cell table:style-name="ce31" office:value-type="float" office:value="582" calcext:value-type="float">
            <text:p><text:s text:c="3"/>58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18" calcext:value-type="float">
            <text:p><text:s text:c="3"/>11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11" calcext:value-type="float">
            <text:p><text:s text:c="3"/>2,011</text:p>
          </table:table-cell>
          <table:table-cell table:style-name="ce31" office:value-type="float" office:value="5009" calcext:value-type="float">
            <text:p><text:s text:c="3"/>5,009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28" office:value-type="float" office:value="6" calcext:value-type="float">
            <text:p>6</text:p>
          </table:table-cell>
          <table:table-cell table:style-name="ce46" office:value-type="float" office:value="-683" calcext:value-type="float">
            <text:p><text:s/>－68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77" calcext:value-type="float">
            <text:p>1,57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38" calcext:value-type="float">
            <text:p>93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47" calcext:value-type="float">
            <text:p><text:s/>－4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8" calcext:value-type="float">
            <text:p>41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20" calcext:value-type="float">
            <text:p>52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04" calcext:value-type="float">
            <text:p>2,10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640" calcext:value-type="float">
            <text:p>64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16" calcext:value-type="float">
            <text:p>41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95" calcext:value-type="float">
            <text:p>29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78" calcext:value-type="float">
            <text:p>17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25" calcext:value-type="float">
            <text:p>1,1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345" calcext:value-type="float">
            <text:p>34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38" calcext:value-type="float">
            <text:p>23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2" calcext:value-type="float">
            <text:p>1,29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380" calcext:value-type="float">
            <text:p><text:s/>－38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46" calcext:value-type="float">
            <text:p><text:s/>－14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234" calcext:value-type="float">
            <text:p><text:s/>－23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18" calcext:value-type="float">
            <text:p>2,61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526" calcext:value-type="float">
            <text:p>1,52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45" calcext:value-type="float">
            <text:p>3,34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1526" calcext:value-type="float">
            <text:p>1,5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727" calcext:value-type="float">
            <text:p><text:s/>－72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4" calcext:value-type="float">
            <text:p>174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407" calcext:value-type="float">
            <text:p><text:s/>－40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859" calcext:value-type="float">
            <text:p>85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20" calcext:value-type="float">
            <text:p><text:s/>－32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2" table:style-name="ce32" office:value-type="float" office:value="21" calcext:value-type="float">
            <text:p>21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80" calcext:value-type="float">
            <text:p>1,38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84" calcext:value-type="float">
            <text:p><text:s/>－28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23" calcext:value-type="float">
            <text:p>23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84" calcext:value-type="float">
            <text:p>1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24" calcext:value-type="float">
            <text:p><text:s/>－12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3" calcext:value-type="float">
            <text:p>153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60" calcext:value-type="float">
            <text:p><text:s/>－16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74" calcext:value-type="float">
            <text:p>1,57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2" calcext:value-type="float">
            <text:p>1,68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08" calcext:value-type="float">
            <text:p><text:s/>－10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286" calcext:value-type="float">
            <text:p>2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6" calcext:value-type="float">
            <text:p><text:s/>－7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-32" calcext:value-type="float">
            <text:p><text:s/>－32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5" calcext:value-type="float">
            <text:p>1,17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236" calcext:value-type="float">
            <text:p><text:s/>－23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42" calcext:value-type="float">
            <text:p>1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8" calcext:value-type="float">
            <text:p><text:s/>－9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138" calcext:value-type="float">
            <text:p><text:s/>－13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34" calcext:value-type="float">
            <text:p>2,23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47" calcext:value-type="float">
            <text:p>2,44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13" calcext:value-type="float">
            <text:p><text:s/>－2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97" calcext:value-type="float">
            <text:p><text:s/>－9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75" calcext:value-type="float">
            <text:p>1,17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16" calcext:value-type="float">
            <text:p><text:s/>－11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52" calcext:value-type="float">
            <text:p>25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2" calcext:value-type="float">
            <text:p><text:s/>－12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26" calcext:value-type="float">
            <text:p>1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26" calcext:value-type="float">
            <text:p>1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7" calcext:value-type="float">
            <text:p><text:s/>－4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6" calcext:value-type="float">
            <text:p>46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26" calcext:value-type="float">
            <text:p>12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5" calcext:value-type="float">
            <text:p><text:s/>－7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22" calcext:value-type="float">
            <text:p>1,3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820" calcext:value-type="float">
            <text:p>8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9" calcext:value-type="float">
            <text:p><text:s/>－8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82" calcext:value-type="float">
            <text:p>3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5" calcext:value-type="float">
            <text:p><text:s/>－7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38" calcext:value-type="float">
            <text:p>43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09" calcext:value-type="float">
            <text:p>10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33" calcext:value-type="float">
            <text:p>43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57" calcext:value-type="float">
            <text:p>25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0" calcext:value-type="float">
            <text:p>6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76" calcext:value-type="float">
            <text:p>17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44" calcext:value-type="float">
            <text:p>1,54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29" calcext:value-type="float">
            <text:p>32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30" calcext:value-type="float">
            <text:p><text:s/>－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74" calcext:value-type="float">
            <text:p>1,774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82" calcext:value-type="float">
            <text:p>18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3" office:value-type="float" office:value="42" calcext:value-type="float">
            <text:p>4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13" calcext:value-type="float">
            <text:p>11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15" calcext:value-type="float">
            <text:p>1,0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6" calcext:value-type="float">
            <text:p>94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416" calcext:value-type="float">
            <text:p>4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9" calcext:value-type="float">
            <text:p>6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304" calcext:value-type="float">
            <text:p>30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3" calcext:value-type="float">
            <text:p><text:s/>－1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25" calcext:value-type="float">
            <text:p>12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3"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25" calcext:value-type="float">
            <text:p>12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79" calcext:value-type="float">
            <text:p>17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1448" calcext:value-type="float">
            <text:p>1,44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0" calcext:value-type="float">
            <text:p>-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57" calcext:value-type="float">
            <text:p>2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763" calcext:value-type="float">
            <text:p>763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46" calcext:value-type="float">
            <text:p>14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402" calcext:value-type="float">
            <text:p>40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361" calcext:value-type="float">
            <text:p>36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45" calcext:value-type="float">
            <text:p>1,34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252" calcext:value-type="float">
            <text:p>25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35" calcext:value-type="float">
            <text:p>23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68" calcext:value-type="float">
            <text:p>76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36" calcext:value-type="float">
            <text:p>13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2" calcext:value-type="float">
            <text:p>1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03" calcext:value-type="float">
            <text:p>40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16" calcext:value-type="float">
            <text:p>1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65" calcext:value-type="float">
            <text:p>36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3"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6年10月3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